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ateConvertorBuilder.parseDateTimeStyle( String 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ingDateConvertorBuilder.build( Element configElemen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